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Thu Oct 16 20:09:48 2014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Thu Oct 16 20:09:48 2014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layer1">
          <draw:path id="path6268" draw:style-name="style0" draw:layer="layout" svg:x="1.797cm" svg:y="2.008cm" svg:width="24.710cm" svg:height="11.057cm" svg:viewBox="0.0 0.0 24710.657 11057.243" svg:d="M 19309.585 4017.803 C 19283.912 4018.220 19257.550 4021.516 19231.772 4029.991 C 19224.296 4032.448 19217.449 4036.125 19210.210 4039.366 C 19204.319 4038.130 19198.251 4036.142 19192.397 4035.616 C 19173.357 4033.903 19154.469 4036.375 19137.085 4041.241 C 19102.315 4050.971 19068.938 4073.385 19047.085 4109.678 C 19029.154 4139.458 19026.375 4175.947 19030.210 4208.116 L 19026.460 4208.116 L 19033.022 4262.491 C 18991.503 4368.781 18969.045 4475.417 18951.460 4575.616 C 18951.121 4577.173 18950.809 4578.736 18950.524 4580.303 C 18924.616 4761.346 18886.942 4939.723 18838.961 5117.491 C 18838.871 5117.791 18839.051 5118.136 18838.961 5118.427 C 18776.143 5339.717 18675.240 5549.867 18583.961 5768.114 C 18502.155 5963.711 18628.575 6355.741 18676.107 6499.893 C 18684.830 6526.349 18843.472 6369.398 19025.470 6096.659 C 19189.738 5850.488 19279.377 5556.106 19361.149 5260.927 C 19361.150 5260.615 19361.150 5260.303 19361.149 5259.991 C 19391.133 5148.522 19417.498 5036.329 19440.836 4922.491 C 19539.381 5001.866 19644.971 5068.813 19747.399 5126.866 C 19747.711 5127.181 19748.023 5127.493 19748.335 5127.802 C 19942.269 5235.233 20136.831 5330.103 20322.085 5432.489 C 20324.602 5433.878 20327.072 5435.783 20329.585 5437.177 C 20342.259 5445.606 20358.283 5457.211 20374.585 5469.052 C 20218.867 5697.848 20040.439 5915.299 19856.147 6131.864 C 19855.847 6132.203 19855.496 6132.464 19855.211 6132.800 C 19736.261 6270.859 19610.729 6402.838 19479.274 6529.363 L 19480.210 6530.299 C 19356.656 6644.535 19335.473 6813.721 19358.335 6943.736 C 19358.896 6946.253 19359.520 6948.753 19360.210 6951.236 C 19396.824 7108.559 19451.806 7254.961 19505.522 7394.674 C 19505.831 7395.301 19506.143 7395.925 19506.458 7396.549 C 19573.336 7564.349 19648.573 7725.559 19723.021 7884.049 C 19723.141 7884.319 19722.901 7884.724 19723.021 7884.985 C 19767.009 7980.351 19805.567 8077.052 19837.396 8175.610 C 19837.666 8176.549 19838.050 8177.485 19838.332 8178.421 C 19858.267 8244.250 19879.239 8310.268 19933.019 8371.546 C 19987.568 8433.698 20066.821 8469.888 20151.457 8488.733 C 20166.806 8492.119 20182.688 8493.071 20198.332 8491.544 C 20382.953 8474.203 20528.239 8391.102 20650.207 8338.732 C 20650.522 8338.420 20650.834 8338.108 20651.143 8337.796 C 20766.498 8287.390 20886.466 8243.803 21005.518 8199.046 C 20979.413 8363.461 20953.922 8527.417 20924.893 8689.358 C 20924.884 8690.294 20924.884 8691.233 20924.893 8692.169 C 20898.937 8856.006 20851.410 9027.878 20820.830 9213.419 C 20820.062 9217.144 20819.438 9220.897 20818.955 9224.669 C 20814.179 9280.029 20815.272 9329.770 20829.268 9381.232 C 20843.264 9432.694 20876.348 9485.224 20917.393 9517.169 C 20995.207 9577.730 21060.743 9580.678 21119.893 9593.107 C 21269.996 9652.363 21417.864 9743.354 21574.580 9835.919 C 21574.949 9836.129 21575.150 9836.639 21575.516 9836.855 C 21848.247 10000.406 22116.586 10172.053 22378.954 10351.543 C 22382.607 10353.892 22386.361 10356.082 22390.204 10358.105 C 22400.603 10363.968 22472.742 10421.434 22548.641 10472.480 C 22624.540 10523.526 22717.884 10597.222 22861.766 10556.855 C 22947.861 10532.700 22986.661 10490.266 22999.579 10482.793 C 23026.802 10466.935 23048.800 10442.270 23061.454 10413.418 C 23068.912 10396.633 23087.267 10366.753 23102.704 10318.730 C 23134.990 10218.291 23129.720 10131.318 23136.454 10082.480 C 23151.418 9973.943 23149.320 9995.252 23170.204 9886.543 C 23170.804 9883.425 23170.504 9884.263 23171.140 9880.918 C 23243.772 9565.930 23309.216 9254.156 23392.390 8949.980 L 23393.326 8948.105 L 23442.076 8779.355 L 23439.265 8778.419 C 23448.027 8746.927 23450.093 8709.637 23436.454 8677.169 C 23420.042 8638.112 23390.717 8611.169 23357.704 8596.544 C 23324.691 8581.919 23285.158 8577.769 23245.204 8591.857 C 23211.763 8603.647 23184.781 8630.566 23167.391 8658.419 L 23164.580 8656.544 L 23071.768 8809.357 C 22898.169 9096.968 22706.718 9404.195 22633.018 9773.107 C 22632.868 9773.794 22632.217 9774.295 22632.082 9774.982 L 22633.018 9774.982 C 22627.821 9799.802 22624.694 9825.141 22619.893 9849.982 C 22369.832 9680.850 22116.670 9515.787 21857.705 9360.607 C 21857.393 9360.606 21857.081 9360.606 21856.769 9360.607 C 21717.614 9278.472 21570.611 9183.271 21403.019 9111.232 C 21425.588 9004.286 21448.272 8900.935 21465.832 8784.044 L 21466.768 8784.044 C 21466.918 8783.075 21466.618 8782.196 21466.768 8781.233 C 21502.739 8568.320 21533.468 8356.209 21565.205 8145.608 C 21565.295 8145.002 21565.115 8144.339 21565.205 8143.733 C 21568.983 8121.834 21583.627 8063.703 21595.205 8002.171 C 21606.930 7939.858 21626.540 7879.723 21597.080 7785.608 C 21576.997 7721.448 21549.085 7690.812 21543.643 7680.608 C 21530.679 7655.797 21510.615 7634.747 21486.455 7620.608 C 21477.253 7615.362 21449.453 7589.837 21392.705 7569.046 C 21298.644 7534.583 21213.544 7553.665 21150.830 7571.857 C 21088.116 7590.053 21037.152 7609.999 21014.893 7614.982 C 21009.499 7616.248 21004.176 7617.814 20998.955 7619.669 C 20807.549 7685.254 20620.239 7759.201 20435.518 7839.044 C 20394.648 7856.593 20351.578 7875.448 20308.955 7893.419 C 20279.897 7815.105 20252.210 7736.695 20215.205 7658.107 C 20214.788 7657.186 20214.680 7656.214 20214.269 7655.296 C 20144.006 7499.732 20072.012 7349.466 20012.707 7199.671 C 20012.467 7199.011 20012.017 7198.456 20011.771 7197.796 C 19969.355 7087.647 19931.151 6980.620 19903.021 6874.358 C 20025.410 6751.261 20151.237 6626.240 20268.646 6487.171 C 20269.087 6486.649 20269.150 6485.818 20269.582 6485.296 C 20480.952 6240.499 20689.107 5986.331 20869.582 5708.108 C 20870.218 5707.178 20870.842 5706.239 20871.457 5705.297 C 20896.493 5664.681 20953.387 5581.181 21002.707 5489.672 C 21020.239 5457.142 21038.584 5424.457 21054.269 5389.360 C 21055.220 5388.436 21056.156 5387.497 21057.080 5386.549 C 21183.767 5287.820 21305.690 5173.253 21402.080 5028.424 C 21402.716 5027.494 21403.340 5026.555 21403.955 5025.613 C 21408.787 5018.001 21413.145 5008.941 21418.018 5001.238 C 21515.860 5087.607 21616.216 5174.797 21727.393 5254.363 C 21727.705 5254.678 21728.017 5254.990 21728.329 5255.299 C 21940.206 5403.991 22156.180 5539.310 22363.954 5679.986 L 22363.018 5680.922 C 22617.502 5857.261 22868.093 6038.621 23114.893 6225.610 C 23115.829 6225.931 23116.765 6226.243 23117.704 6226.546 C 23223.897 6304.255 23334.827 6384.464 23452.391 6459.983 C 23424.071 6482.780 23392.459 6505.000 23355.829 6528.421 C 23355.034 6528.928 23354.752 6529.786 23353.954 6530.296 C 23214.614 6615.086 23070.843 6699.495 22929.266 6794.671 C 22928.639 6794.980 22928.015 6795.292 22927.391 6795.607 C 22752.570 6916.145 22583.019 7050.319 22430.516 7208.107 C 22430.201 7208.419 22429.889 7208.731 22429.580 7209.043 C 22305.825 7340.369 22158.772 7492.915 22093.955 7711.543 C 22091.867 7718.602 22090.298 7725.816 22089.268 7733.105 C 22073.678 7840.219 22079.057 7945.525 22120.205 8041.543 C 22161.354 8137.560 22235.528 8215.117 22326.455 8277.793 C 22330.395 8280.484 22334.464 8282.988 22338.643 8285.293 C 22527.937 8390.657 22739.180 8432.174 22954.580 8408.105 C 22955.831 8408.121 22957.079 8408.121 22958.330 8408.105 C 23146.273 8382.122 23336.295 8333.726 23515.205 8243.105 C 23516.465 8242.496 23517.713 8241.872 23518.955 8241.230 C 23539.599 8229.927 23560.149 8215.948 23580.830 8203.730 C 23582.207 8211.359 23582.081 8215.370 23583.641 8223.418 C 23583.881 8224.603 23584.349 8225.038 23584.577 8226.229 C 23617.812 8411.481 23674.516 8601.891 23793.640 8772.791 C 23793.949 8773.418 23794.261 8774.042 23794.576 8774.666 C 23910.048 8936.374 24041.892 9084.949 24186.451 9219.979 C 24314.693 9338.264 24456.399 9457.314 24628.013 9544.354 C 24628.943 9544.990 24629.882 9545.614 24630.824 9546.229 C 24758.257 9607.337 24891.310 9661.931 25032.074 9702.791 C 25032.698 9702.795 25033.325 9702.795 25033.949 9702.791 C 25073.880 9713.878 25115.092 9724.187 25157.699 9732.791 C 25125.948 9843.192 25087.497 9952.827 25045.199 10062.791 C 25044.887 10062.790 25044.575 10062.790 25044.263 10062.791 C 24976.656 10240.075 24902.568 10421.427 24841.763 10613.104 C 24841.127 10614.034 24840.503 10614.973 24839.888 10615.915 C 24775.292 10836.778 24729.387 11066.932 24725.513 11306.852 C 24725.498 11307.800 24725.527 11308.721 24725.513 11309.663 C 24718.812 11514.121 24721.985 11706.518 24687.076 11881.538 C 24653.125 12000.220 24609.331 12089.900 24531.451 12158.101 C 24454.448 12225.423 24375.925 12275.973 24292.388 12301.538 C 24291.734 12301.748 24291.167 12302.285 24290.513 12302.474 C 24196.041 12329.329 24100.468 12343.363 24005.513 12341.849 C 24004.928 12341.834 24004.223 12341.865 24003.638 12341.849 C 23927.031 12339.773 23845.472 12331.280 23758.951 12324.037 C 23690.325 12318.440 23621.100 12366.524 23602.388 12432.787 C 23583.927 12498.165 23550.343 12577.730 23533.951 12678.412 C 23523.317 12743.722 23552.677 12781.358 23566.763 12798.412 C 23580.849 12815.465 23589.756 12821.520 23596.763 12826.537 C 23610.778 12836.570 23618.810 12839.956 23625.826 12843.412 C 23639.858 12850.324 23651.204 12855.246 23664.263 12860.287 C 23690.382 12870.367 23720.241 12880.837 23751.451 12891.224 C 23782.660 12901.611 23814.679 12911.579 23839.576 12919.349 C 23863.149 12926.706 23869.594 12929.085 23890.201 12934.349 C 23891.152 12934.619 23892.064 12935.027 23893.012 12935.285 C 24147.501 13004.633 24406.044 13058.263 24666.449 13097.473 C 24666.752 13097.533 24667.088 13097.413 24667.385 13097.473 C 24965.012 13143.554 25264.043 13184.665 25563.635 13219.348 C 25564.259 13219.351 25564.886 13219.351 25565.510 13219.348 C 25740.677 13237.372 25929.883 13263.236 26131.760 13240.910 C 26133.953 13240.640 26136.143 13240.334 26138.323 13239.974 C 26140.696 13239.617 26144.323 13238.462 26146.760 13238.099 C 26148.029 13256.556 26147.696 13272.686 26149.571 13291.537 C 26149.661 13292.749 26149.481 13294.075 26149.571 13295.287 C 26168.409 13540.679 26198.349 13797.490 26297.696 14047.162 C 26298.293 14048.734 26298.920 14050.297 26299.571 14051.849 C 26330.445 14122.520 26365.255 14194.054 26406.446 14263.724 C 25378.947 14347.533 24347.537 14396.629 23316.446 14417.474 C 23316.134 14417.480 23315.822 14417.468 23315.510 14417.474 C 21752.987 14440.189 20189.311 14434.458 18623.323 14452.162 C 18623.011 14452.161 18622.699 14452.161 18622.387 14452.162 C 17145.147 14473.920 15669.302 14513.392 14194.574 14534.662 C 14193.950 14534.665 14193.323 14534.658 14192.699 14534.662 C 12998.304 14541.991 11805.281 14530.258 10617.074 14451.224 C 10616.762 14451.223 10616.450 14451.223 10616.138 14451.224 C 9696.720 14394.689 8775.811 14328.126 7850.513 14293.724 C 7850.201 14293.723 7849.889 14293.723 7849.577 14293.724 C 7158.961 14271.571 6468.923 14259.395 5779.577 14247.787 C 5779.265 14247.778 5778.953 14247.795 5778.641 14247.787 C 5667.009 14244.820 5555.248 14241.850 5443.954 14238.412 C 5843.007 14067.022 6222.473 13862.363 6598.954 13668.412 C 6599.899 13667.797 6600.835 13667.173 6601.765 13666.537 C 7191.200 13349.520 7782.487 13026.629 8348.327 12654.974 C 8348.957 12654.356 8349.584 12653.729 8350.202 12653.099 C 8580.816 12495.934 8814.663 12332.923 9031.765 12144.037 C 9133.234 12408.288 9359.043 12590.654 9627.077 12666.224 C 9630.789 12667.307 9634.543 12668.243 9638.327 12669.035 C 9963.612 12734.515 10290.678 12728.000 10611.452 12671.846 C 10940.020 12612.967 11264.719 12527.280 11578.952 12402.784 C 11579.333 12402.634 11579.516 12401.995 11579.888 12401.848 C 11776.512 12325.719 11971.015 12244.659 12164.546 12161.935 C 12565.275 11990.646 12689.577 11854.421 12755.665 11731.821 C 12838.446 11578.252 12330.187 11490.297 11973.147 11642.919 C 11776.335 11727.049 11578.695 11809.076 11379.263 11886.223 C 11378.639 11886.219 11378.012 11886.219 11377.388 11886.223 C 11101.282 11996.301 10812.405 12072.456 10515.826 12125.285 C 10515.223 12125.405 10514.554 12125.165 10513.951 12125.285 C 10257.213 12168.843 10003.652 12176.747 9757.388 12128.096 C 9656.435 12095.539 9613.018 12060.253 9581.138 12011.846 C 9548.522 11962.320 9525.357 11883.961 9510.826 11767.159 C 9504.659 11688.380 9488.362 11618.020 9460.201 11557.159 C 9454.450 11488.538 9426.072 11424.567 9374.888 11380.909 C 9319.804 11333.924 9245.449 11316.665 9171.451 11326.534 C 9097.683 11336.371 9025.456 11373.480 8972.701 11434.346 L 8971.765 11434.346 C 8712.472 11729.618 8382.306 11963.410 8040.827 12193.721 C 8040.248 12194.111 8039.531 12194.270 8038.952 12194.657 C 7492.789 12550.629 6918.007 12866.351 6338.327 13178.095 C 6337.700 13178.404 6337.076 13178.716 6336.452 13179.031 C 5830.910 13463.533 5278.169 13685.871 4749.265 13979.656 C 4748.894 13979.866 4748.698 13980.391 4748.327 13980.592 C 4627.684 14046.464 4506.285 14114.584 4386.452 14186.842 C 4199.160 14175.004 4006.443 14164.456 3808.015 14178.404 C 3803.929 14178.860 3799.862 14179.487 3795.827 14180.279 C 3721.214 14191.797 3643.874 14247.883 3614.890 14314.342 C 3585.906 14380.800 3591.817 14441.277 3605.515 14492.467 C 3619.212 14543.656 3642.359 14588.828 3679.577 14629.342 C 3715.367 14668.300 3774.525 14711.598 3856.765 14706.217 C 3860.047 14706.007 3862.782 14706.592 3866.140 14706.217 C 4060.507 14697.541 4263.199 14715.675 4473.640 14728.717 C 4474.273 14728.747 4474.881 14728.687 4475.515 14728.717 C 4906.562 14760.041 5336.925 14774.510 5765.515 14785.904 C 5765.827 14785.905 5766.139 14785.905 5766.451 14785.904 C 6455.727 14799.712 7144.151 14812.588 7831.763 14834.654 C 8747.370 14868.357 9663.468 14933.767 10582.388 14990.279 C 10582.700 14990.298 10583.018 14990.260 10583.324 14990.279 C 11788.599 15069.484 12994.290 15080.143 14197.387 15072.779 C 14198.011 15072.783 14198.638 15072.783 14199.262 15072.779 C 15677.254 15048.697 17153.857 15009.562 18629.887 14985.592 C 18630.199 14985.588 18630.511 14985.595 18630.823 14985.592 C 20193.930 14966.231 21759.407 14968.687 23325.823 14938.717 C 23326.135 14938.717 23326.447 14938.717 23326.759 14938.717 C 24259.907 14912.358 25200.264 14883.396 26136.446 14764.342 C 26631.845 14701.342 26801.411 14663.483 27278.321 14575.904 C 27280.202 14575.634 27282.078 14575.313 27283.946 14574.968 C 27905.631 14435.330 27613.661 14508.232 28191.446 14352.781 L 28190.510 14350.906 C 28224.712 14341.608 28262.736 14317.852 28283.323 14283.406 C 28305.055 14247.042 28308.911 14207.094 28301.135 14171.843 C 28293.360 14136.592 28273.354 14101.942 28238.323 14078.093 C 28205.237 14055.569 28160.712 14049.727 28125.823 14055.593 L 28125.823 14053.718 C 27540.117 14154.895 27841.512 14108.884 27223.948 14189.656 C 27155.814 14196.491 27087.746 14202.831 27019.573 14209.343 C 27006.974 14187.493 26991.546 14166.502 26973.635 14148.406 L 26974.571 14147.470 C 26973.680 14146.552 26972.642 14145.580 26971.760 14144.659 C 26896.138 14065.685 26840.357 13963.134 26791.760 13846.534 C 26722.411 13666.451 26698.385 13463.275 26680.198 13249.346 C 26680.175 13249.046 26680.221 13248.701 26680.198 13248.410 C 26667.087 13079.268 26674.311 12891.329 26636.135 12691.535 C 26635.367 12687.436 26634.428 12683.369 26633.324 12679.348 C 26599.930 12560.293 26516.132 12454.370 26392.387 12430.910 C 26346.290 12422.171 26300.899 12427.112 26258.324 12441.223 C 26288.143 12403.523 26313.928 12365.830 26338.012 12330.598 C 26338.372 12330.070 26338.597 12329.248 26338.948 12328.723 C 26409.669 12229.071 26491.347 12131.158 26573.323 12026.848 C 26573.638 12026.536 26573.950 12026.224 26574.259 12025.912 C 26791.328 11742.741 26989.909 11449.403 27188.321 11160.599 C 27188.633 11160.600 27188.945 11160.600 27189.257 11160.599 C 27408.110 10838.534 27630.501 10519.049 27860.507 10206.224 C 27865.069 10199.989 27869.147 10193.400 27872.695 10186.537 C 27886.156 10160.449 27943.036 10089.809 28003.007 10017.787 C 28062.978 9945.764 28129.902 9874.060 28163.320 9764.662 C 28179.959 9710.191 28178.997 9673.524 28181.132 9659.662 C 28186.547 9623.788 28178.384 9586.031 28158.632 9555.599 C 28149.673 9541.672 28134.813 9477.040 28059.257 9411.224 C 27977.182 9339.727 27884.653 9335.023 27814.570 9336.224 C 27744.487 9337.427 27683.312 9348.370 27656.132 9350.287 C 27537.453 9358.654 27537.515 9355.804 27416.132 9354.037 C 27346.121 9346.342 27320.625 9345.525 27313.007 9342.787 C 27315.200 9335.029 27318.405 9328.105 27320.507 9320.287 C 27320.855 9318.418 27321.167 9316.542 27321.443 9314.662 C 27334.660 9256.966 27354.710 9184.296 27334.568 9092.474 C 27314.427 9000.652 27217.206 8902.496 27105.818 8880.599 C 27096.253 8878.721 27086.504 8877.776 27076.756 8877.788 C 27072.057 8877.878 27067.363 8878.193 27062.693 8878.724 C 26961.555 8888.360 26884.608 8923.501 26821.756 8948.099 C 26818.678 8949.305 26814.446 8950.700 26811.443 8951.849 L 26812.379 8953.724 C 26752.616 8974.560 26698.187 9016.459 26670.817 9070.912 C 26641.863 9128.514 26640.287 9192.020 26656.754 9247.162 C 26671.550 9296.704 26703.923 9341.398 26750.504 9373.724 C 26718.710 9451.585 26684.415 9530.111 26648.317 9610.912 C 26648.017 9611.563 26647.666 9612.136 26647.381 9612.787 C 26500.245 9926.490 26346.611 10239.807 26200.193 10558.724 C 26200.013 10559.105 26199.431 10559.282 26199.257 10559.660 C 26050.392 10880.614 25923.531 11208.911 25807.382 11539.348 C 25807.064 11539.972 25806.752 11540.596 25806.446 11541.223 C 25735.560 11749.813 25663.961 11963.834 25617.071 12190.910 C 25616.711 12193.091 25616.396 12195.279 25616.135 12197.473 C 25602.534 12280.090 25595.953 12375.842 25639.573 12475.910 C 25683.192 12575.978 25812.801 12662.744 25947.073 12654.035 C 26005.005 12650.278 26038.203 12634.468 26053.948 12624.035 C 26041.811 12652.591 26033.892 12680.593 26027.698 12708.410 C 25901.345 12713.513 25766.248 12699.378 25622.698 12683.098 C 25371.493 12654.517 25120.773 12617.413 24868.948 12579.035 C 24872.821 12575.861 24877.297 12572.843 24881.135 12569.660 C 24882.086 12568.736 24883.022 12567.797 24883.946 12566.849 C 25056.571 12416.827 25150.973 12222.502 25209.259 12024.974 C 25210.264 12022.499 25211.200 12019.999 25212.070 12017.474 C 25268.798 11777.205 25263.588 11542.625 25273.007 11327.474 C 25273.328 11326.538 25273.640 11325.602 25273.943 11324.663 C 25277.699 11142.371 25314.715 10959.943 25368.631 10776.226 C 25424.979 10605.933 25493.071 10435.757 25559.881 10260.601 C 25560.001 10260.331 25559.761 10259.941 25559.881 10259.665 C 25623.679 10094.627 25680.959 9924.748 25723.943 9749.665 C 25763.661 9584.929 25753.924 9402.768 25654.568 9244.352 C 25654.091 9243.515 25653.176 9243.302 25652.693 9242.477 C 25651.763 9241.010 25651.763 9239.254 25650.818 9237.790 L 25649.897 9238.741 C 25594.744 9148.591 25502.392 9122.713 25457.710 9111.241 C 25440.408 9106.798 25434.694 9105.010 25428.647 9102.803 C 25427.693 9100.700 25427.822 9101.444 25426.772 9099.053 L 25423.961 9099.989 C 25411.205 9071.998 25391.949 9044.067 25363.961 9027.802 C 25345.646 9017.158 25325.723 9010.650 25306.774 9008.114 C 25287.824 9005.579 25269.042 9006.824 25251.461 9010.925 C 25216.299 9019.143 25182.989 9040.291 25159.586 9075.613 C 25141.121 9103.482 25135.484 9138.833 25137.086 9170.300 L 25134.275 9170.300 C 25134.395 9172.100 25134.155 9174.115 25134.275 9175.925 C 25042.689 9144.096 24953.556 9107.458 24868.025 9064.363 C 24867.785 9064.243 24867.314 9064.483 24867.089 9064.363 C 24757.380 9008.111 24655.773 8922.061 24549.277 8826.238 C 24548.626 8825.632 24548.053 8824.969 24547.402 8824.363 C 24429.287 8714.483 24322.278 8595.760 24230.527 8466.238 C 24230.287 8465.899 24229.819 8465.638 24229.591 8465.302 C 24166.692 8374.510 24133.977 8263.304 24111.466 8134.364 C 24111.286 8133.335 24110.704 8132.582 24110.530 8131.553 C 24097.194 8003.030 24075.701 7860.029 23993.342 7723.741 C 23991.296 7720.216 23989.106 7716.775 23986.780 7713.428 C 23926.921 7630.807 23836.677 7572.075 23740.217 7559.678 C 23643.758 7547.281 23551.547 7577.449 23473.967 7627.178 C 23468.391 7630.879 23463.063 7634.953 23458.030 7639.366 C 23398.215 7690.550 23336.809 7733.257 23269.592 7767.803 C 23269.352 7767.923 23268.884 7767.683 23268.656 7767.803 C 23155.132 7824.820 23028.558 7857.388 22892.719 7875.616 C 22892.383 7875.646 22892.116 7875.586 22891.783 7875.616 C 22791.486 7884.912 22705.683 7868.778 22627.408 7826.866 C 22669.621 7746.087 22738.520 7666.938 22820.533 7580.303 C 22820.839 7579.988 22821.172 7579.679 22821.469 7579.367 C 22941.932 7454.675 23081.818 7345.607 23231.156 7242.805 C 23357.833 7159.990 23496.299 7083.970 23636.156 6999.055 C 23637.764 6998.155 23639.243 6997.150 23640.844 6996.244 C 23747.719 6935.644 23840.762 6859.150 23922.094 6772.181 C 23923.051 6770.945 23923.987 6769.694 23924.905 6768.431 C 24010.843 6671.568 24059.218 6553.830 24075.842 6432.806 C 24076.586 6429.392 24077.213 6425.951 24077.717 6422.494 C 24084.450 6329.300 24049.443 6238.579 23999.905 6178.744 C 23950.574 6119.159 23893.653 6083.872 23843.342 6054.994 C 23843.132 6054.874 23842.622 6055.114 23842.406 6054.994 C 23708.977 5978.048 23580.389 5880.986 23446.781 5781.244 L 23446.781 5782.180 C 23195.061 5592.309 22940.769 5404.232 22679.906 5223.430 C 22468.822 5077.143 22256.894 4942.030 22059.281 4795.930 C 22058.660 4795.299 22058.036 4794.674 22057.406 4794.055 C 21959.847 4724.425 21863.922 4637.996 21757.406 4551.242 C 21755.957 4549.973 21754.174 4548.758 21752.719 4547.492 C 21693.485 4495.943 21629.370 4445.728 21555.844 4403.117 C 21554.293 4402.466 21552.729 4401.841 21551.156 4401.242 C 21404.935 4322.548 21224.406 4357.191 21109.594 4453.742 C 21102.440 4459.676 21095.840 4466.276 21089.906 4473.430 C 21010.476 4569.870 20974.983 4664.453 20935.219 4726.555 C 20934.901 4727.177 20934.589 4727.802 20934.283 4728.430 C 20897.086 4787.686 20846.236 4840.901 20786.158 4892.492 C 20776.771 4892.222 20767.941 4891.964 20758.970 4892.492 C 20723.087 4894.610 20690.876 4902.610 20664.283 4910.305 C 20629.186 4920.460 20602.711 4930.083 20581.783 4937.492 C 20392.582 4826.432 20199.813 4732.422 20016.470 4634.680 C 19857.393 4529.363 19695.999 4463.514 19564.595 4387.180 C 19589.437 4321.750 19591.464 4248.343 19567.406 4187.492 C 19540.805 4120.200 19489.568 4070.793 19430.531 4043.117 C 19401.013 4029.279 19368.501 4020.384 19334.906 4017.805 C 19326.508 4017.160 19318.151 4017.655 19309.594 4017.805 L 19309.585 4017.803 ZM 27207.085 9639.991 C 27229.383 9652.458 27247.639 9666.700 27327.085 9707.491 C 27331.655 9709.918 27336.351 9712.110 27341.147 9714.053 C 27476.513 9766.268 27481.857 9765.479 27508.960 9774.053 C 27480.417 9811.383 27452.876 9845.879 27424.585 9885.616 C 27423.904 9886.576 27423.391 9887.470 27422.710 9888.427 C 27188.942 10206.508 26962.399 10530.298 26741.147 10855.927 C 26658.051 10978.319 26574.657 11099.773 26490.835 11220.614 C 26549.622 11071.742 26611.695 10924.102 26678.335 10779.052 C 26823.426 10462.919 26977.421 10148.872 27125.522 9829.364 C 27125.843 9828.428 27126.155 9827.492 27126.458 9826.553 C 27153.476 9766.017 27180.515 9703.362 27207.083 9639.991 L 27207.085 9639.991 Z">
            <!-- 398 nodes -->
          </draw:path>
          <draw:path id="path8310" draw:style-name="style0" draw:layer="layout" svg:x="18.296cm" svg:y="3.319cm" svg:width="2.928cm" svg:height="4.427cm" svg:viewBox="0.0 0.0 2928.960 4427.199" svg:d="M 37924.570 6638.992 C 37918.265 6639.561 37911.720 6640.798 37904.883 6642.742 C 37743.859 6685.201 37603.708 6767.221 37470.820 6863.992 C 37405.655 6907.870 37385.770 6895.354 37499.883 7038.367 C 37502.108 7041.154 37671.023 6984.997 37679.883 6982.117 C 37744.436 6960.793 37809.625 6941.887 37874.883 6923.055 C 37833.997 6944.641 37793.535 6966.378 37753.008 6988.680 C 37605.835 7084.425 37436.342 7156.680 37306.758 7277.430 C 37316.625 7326.555 37302.359 7389.123 37336.758 7425.555 C 37361.495 7451.742 37408.977 7429.290 37444.570 7423.680 C 37446.232 7423.418 37454.775 7420.520 37459.570 7418.992 C 37253.427 7522.237 37041.416 7615.512 36844.570 7735.867 C 36836.106 7778.665 36791.085 7830.222 36818.320 7864.305 C 36876.241 7936.782 37005.769 7877.754 37065.820 7856.805 C 37105.223 7843.061 37144.758 7828.966 37183.945 7814.617 C 37107.925 7845.279 37031.756 7875.783 36956.133 7907.430 C 36907.749 7928.610 36858.982 7948.561 36810.820 7970.242 C 36786.982 7980.973 36664.964 8037.912 36629.883 8057.430 C 36616.863 8064.672 36590.289 8067.991 36592.383 8082.742 C 36621.356 8286.733 36620.533 8256.672 36742.383 8231.805 C 37069.779 8130.477 37394.180 8019.496 37722.070 7919.617 C 37971.890 7847.351 38221.144 7774.818 38471.133 7703.055 C 38392.815 7738.146 38314.781 7773.572 38236.758 7808.992 C 37823.035 7995.847 37420.663 8205.798 37026.445 8430.555 C 36982.406 8456.355 36938.159 8482.330 36894.258 8508.367 C 36862.413 8527.252 36761.333 8587.380 36722.695 8612.430 C 36710.221 8620.518 36687.357 8622.925 36686.133 8637.742 C 36670.489 8827.133 36683.226 8807.695 36793.008 8788.680 C 36794.502 8791.332 36797.118 8789.676 36800.508 8786.805 C 36806.914 8785.749 36812.209 8784.970 36819.258 8783.992 C 37060.021 8675.035 37303.296 8571.384 37549.570 8475.555 C 37888.474 8344.819 38234.655 8234.905 38582.695 8131.492 C 38338.897 8238.618 38094.080 8343.781 37849.570 8449.305 C 37698.747 8504.159 37548.275 8561.269 37399.570 8621.805 C 37244.713 8686.068 37189.604 8707.042 37041.445 8774.617 C 37007.388 8790.148 36852.355 8862.385 36809.883 8888.992 C 36780.503 8907.397 36723.400 8917.272 36726.445 8951.805 C 36731.797 9012.498 36794.577 9052.216 36828.633 9102.742 C 36919.577 9073.777 37005.295 9033.607 37092.070 8993.992 C 37290.518 8903.389 37487.911 8809.545 37687.383 8721.180 C 37777.580 8681.254 37867.981 8641.738 37958.320 8602.117 C 38218.676 8507.596 38481.199 8420.663 38744.883 8335.867 C 38775.514 8326.906 38806.229 8317.222 38836.758 8307.742 C 38787.396 8338.901 38737.417 8369.888 38687.695 8400.555 C 38468.631 8533.815 38246.623 8660.250 38025.820 8790.555 C 37930.377 8853.747 37882.451 8880.718 38053.945 9001.492 C 38059.721 9005.560 38280.787 8920.419 38296.758 8914.305 C 38346.979 8897.006 38397.165 8878.749 38447.695 8860.867 C 38360.195 8933.264 38269.279 9001.807 38189.883 9083.055 C 38181.419 9097.581 38160.032 9110.929 38164.570 9127.117 C 38177.974 9174.934 38199.990 9225.301 38238.633 9256.492 C 38253.071 9268.145 38306.266 9254.859 38361.445 9236.805 C 38354.550 9243.636 38347.673 9250.538 38340.820 9257.430 C 38319.212 9280.155 38215.200 9382.978 38233.008 9419.617 C 38266.762 9489.066 38283.940 9514.292 38307.070 9520.867 C 38251.579 9570.966 38196.156 9621.186 38141.133 9671.805 C 38064.047 9756.960 38039.377 9811.797 38216.133 9870.555 C 38242.883 9879.450 38267.836 9848.557 38293.008 9835.867 C 38298.482 9833.107 38304.298 9829.464 38309.883 9826.492 C 38173.804 9949.811 38041.189 10076.179 37915.195 10209.930 C 37832.358 10309.179 37801.204 10384.141 38006.133 10417.117 C 38039.677 10422.514 38068.127 10389.225 38098.008 10373.055 C 38141.192 10349.682 38287.816 10258.057 38324.883 10235.242 C 38505.957 10120.792 38693.272 10016.712 38886.445 9924.930 C 38775.242 10028.998 38663.219 10132.236 38553.633 10238.055 C 38530.334 10261.239 38507.306 10283.997 38484.258 10307.430 C 38474.313 10317.540 38353.305 10437.075 38370.820 10461.180 C 38480.023 10611.456 38481.943 10580.980 38582.695 10527.742 C 38745.776 10412.400 38907.232 10296.869 39079.570 10195.867 C 39002.257 10294.689 38918.674 10388.770 38836.758 10483.680 C 38751.880 10586.844 38661.332 10648.371 38868.633 10740.555 C 38877.985 10744.713 38991.857 10676.085 38997.070 10673.055 C 39026.595 10658.905 39077.104 10625.438 39129.258 10596.180 C 39129.108 10596.401 39128.447 10597.872 39128.320 10598.055 C 39105.806 10633.425 38978.862 10785.715 39017.695 10831.492 C 39049.021 10868.419 39101.885 10878.363 39144.258 10901.805 C 39204.552 10879.571 39255.431 10841.142 39305.508 10802.430 C 39304.637 10807.754 39304.734 10808.085 39303.633 10814.617 C 39275.052 10895.041 39281.925 10985.563 39244.570 11062.117 C 39242.896 11065.537 39247.584 11067.424 39249.258 11063.992 C 39254.879 11052.472 39258.247 11039.415 39266.133 11029.305 C 39308.292 10975.266 39379.394 10927.150 39416.133 10867.117 C 39447.909 10827.568 39524.268 10731.270 39521.133 10674.930 C 39514.883 10562.725 39468.566 10521.978 39375.820 10545.555 C 39394.473 10491.892 39393.305 10437.239 39343.008 10387.117 C 39326.214 10370.383 39297.754 10370.938 39275.508 10362.742 C 39257.972 10363.702 39240.354 10362.825 39223.008 10365.555 C 39206.394 10368.179 39190.282 10372.159 39174.258 10376.805 C 39233.402 10303.484 39289.432 10228.514 39338.320 10148.055 C 39346.841 10119.597 39368.008 10092.127 39363.633 10062.742 C 39339.576 9901.188 39211.343 9928.874 39103.945 9975.555 C 39128.989 9951.913 39154.137 9928.202 39178.945 9904.305 C 39207.848 9869.697 39280.670 9797.613 39268.945 9743.055 C 39232.723 9574.515 39078.664 9640.492 38979.258 9678.367 C 38804.119 9753.697 38633.787 9839.888 38468.320 9934.305 C 38520.001 9887.719 38572.155 9841.040 38623.945 9794.617 C 38684.015 9740.350 38765.321 9667.411 38824.570 9610.867 C 38850.957 9585.685 38877.334 9560.503 38902.383 9533.992 C 38964.492 9468.247 39016.974 9423.118 38948.320 9308.992 C 38932.456 9282.622 38886.936 9300.978 38856.445 9296.805 C 38814.798 9314.104 38774.974 9333.299 38735.508 9354.930 C 38738.737 9349.198 38740.037 9344.597 38740.195 9340.867 C 38744.219 9245.941 38722.822 9199.426 38669.883 9194.617 C 38679.522 9184.766 38688.438 9175.711 38693.320 9169.305 C 38707.371 9150.870 38717.726 9129.979 38729.883 9110.242 C 38722.510 9072.361 38728.120 9029.355 38707.383 8996.805 C 38688.648 8967.399 38651.475 8961.065 38609.883 8964.930 C 38618.493 8957.388 38626.797 8949.253 38635.195 8941.492 C 38672.040 8909.083 38830.987 8782.476 38822.695 8726.805 C 38816.438 8684.796 38788.484 8646.700 38758.008 8617.117 C 38744.742 8604.238 38721.014 8612.107 38702.695 8609.617 C 38698.604 8610.253 38694.591 8610.819 38690.508 8611.492 C 38721.748 8592.496 38753.129 8573.488 38784.258 8554.305 C 38895.947 8484.261 39007.237 8413.981 39116.133 8339.617 C 39127.788 8331.661 39246.699 8250.733 39259.570 8232.742 C 39281.863 8201.581 39291.471 8163.534 39307.383 8128.680 C 39279.601 8098.707 39258.085 8061.147 39223.945 8038.680 C 39218.704 8035.232 39208.004 8033.710 39194.883 8033.992 C 39230.740 8012.545 39260.050 7992.166 39269.883 7976.805 C 39343.202 7862.259 39305.659 7795.222 39179.883 7793.992 C 38965.396 7826.518 38760.771 7905.541 38551.758 7960.867 C 38340.176 8022.212 38129.790 8086.176 37920.820 8155.867 C 38049.538 8091.630 38179.727 8029.769 38310.820 7970.242 C 38607.952 7833.670 38910.503 7706.581 39193.945 7542.742 C 39276.711 7451.524 39310.006 7464.927 39184.570 7341.180 C 39173.123 7329.885 39152.729 7339.320 39136.758 7341.180 C 39036.271 7352.901 38940.521 7391.635 38842.383 7413.367 C 38621.385 7475.232 38400.150 7538.423 38179.570 7601.805 C 38193.548 7595.819 38207.797 7590.022 38221.758 7583.992 C 38477.964 7469.758 38736.924 7356.757 38972.695 7203.367 C 38994.076 7180.003 39041.411 7164.468 39037.383 7133.055 C 39016.177 6967.680 38927.727 7004.368 38837.695 7030.867 C 38803.617 7040.899 38770.243 7050.867 38736.445 7061.805 C 38691.893 7076.223 38647.697 7091.856 38603.320 7106.805 C 38544.015 7127.448 38484.430 7148.772 38425.195 7169.617 C 38487.014 7146.130 38639.509 7092.693 38634.258 7026.180 C 38622.862 6881.832 38525.742 6911.413 38447.695 6923.992 C 38317.204 6952.225 38187.799 6985.201 38059.570 7022.430 C 38162.702 6967.991 38266.121 6914.360 38368.945 6859.305 C 38438.920 6799.869 38471.282 6800.518 38413.945 6676.492 C 38391.794 6628.564 38209.895 6669.309 38175.820 6675.555 C 38121.046 6687.300 38066.072 6699.547 38011.758 6713.055 C 38008.618 6672.329 37975.795 6634.374 37924.570 6638.992 L 37924.570 6638.992 ZM 38327.695 6819.930 C 38328.317 6819.894 38328.948 6819.961 38329.570 6819.930 C 38332.381 6819.789 38337.164 6820.140 38341.758 6820.867 C 38336.573 6821.203 38331.649 6821.338 38327.695 6819.930 L 38327.695 6819.930 ZM 37011.445 7843.680 C 36999.718 7856.644 36976.565 7871.144 36937.383 7887.742 C 36961.832 7872.568 36986.479 7857.970 37011.445 7843.680 L 37011.445 7843.680 ZM 38086.758 8972.430 C 38087.734 8975.535 38081.158 8976.465 38078.320 8978.055 C 38081.117 8976.281 38083.960 8974.204 38086.758 8972.430 L 38086.758 8972.430 ZM 38630.508 9143.992 C 38632.518 9143.722 38638.110 9147.255 38636.133 9146.805 C 38632.123 9145.860 38631.113 9145.694 38627.695 9144.930 C 38628.673 9144.777 38629.528 9144.130 38630.508 9143.992 L 38630.508 9143.992 ZM 39165.820 9817.117 C 39169.376 9816.814 39159.418 9824.722 39156.445 9822.742 C 39154.808 9821.657 39153.378 9820.103 39151.758 9818.992 C 39156.293 9818.285 39161.256 9817.509 39165.820 9817.117 L 39165.820 9817.117 ZM 39255.820 10119.930 C 39262.123 10119.521 39266.560 10119.510 39262.383 10119.930 C 39252.513 10120.920 39241.405 10126.713 39232.383 10123.680 C 39234.014 10123.180 39235.429 10122.272 39237.070 10121.805 C 39241.107 10120.590 39249.517 10120.338 39255.820 10119.930 L 39255.820 10119.930 ZM 38549.883 10508.992 C 38551.084 10514.542 38538.370 10524.601 38535.820 10525.867 C 38544.306 10516.084 38545.912 10513.850 38549.883 10508.992 L 38549.883 10508.992 ZM 39263.320 10545.555 C 39268.233 10545.598 39273.064 10545.495 39277.383 10546.492 C 39268.774 10553.188 39258.919 10552.144 39249.258 10546.492 C 39254.316 10545.782 39258.713 10545.514 39263.320 10545.555 L 39263.320 10545.555 ZM 39436.758 10714.305 C 39449.366 10718.726 39441.060 10719.668 39428.320 10718.992 C 39431.165 10717.489 39433.872 10715.744 39436.758 10714.305 L 39436.758 10714.305 Z">
            <!-- 186 nodes -->
          </draw:path>
          <draw:g id="g6270">
            <draw:path id="path6272" draw:style-name="style0" draw:layer="layout" svg:x="2.339cm" svg:y="4.109cm" svg:width="3.823cm" svg:height="4.717cm" svg:viewBox="0.0 0.0 3823.404 4717.023" svg:d="M 4679.999 12937.018 L 5554.468 12937.018 L 5554.468 9509.359 L 7526.808 12937.018 L 8503.404 12937.018 L 8503.404 8219.995 L 7628.936 8219.995 L 7628.936 11654.038 L 5675.744 8219.995 L 4679.999 8219.995 L 4679.999 12937.018 L 4679.999 12937.018 ">
              <!-- 12 nodes -->
            </draw:path>
            <draw:path id="path6274" draw:style-name="style0" draw:layer="layout" svg:x="6.522cm" svg:y="5.207cm" svg:width="3.759cm" svg:height="3.702cm" svg:viewBox="0.0 0.0 3759.574 3702.125" svg:d="M 14914.906 10415.743 C 13887.248 10415.743 13044.694 11251.915 13044.694 12266.806 C 13044.694 13288.081 13887.248 14117.869 14921.289 14117.869 C 15948.948 14117.869 16804.268 13288.081 16804.268 12292.339 C 16804.268 11239.147 15980.863 10415.743 14914.906 10415.743 L 14914.906 10415.743 M 14921.289 11194.465 C 15489.374 11194.465 15948.949 11679.574 15948.949 12266.806 C 15948.949 12860.422 15489.374 13339.147 14927.672 13339.147 C 14353.205 13339.147 13900.013 12860.422 13900.013 12254.041 C 13900.013 11673.190 14365.971 11194.465 14921.289 11194.465 L 14921.289 11194.465 ">
              <!-- 12 nodes -->
            </draw:path>
            <draw:path id="path6276" draw:style-name="style0" draw:layer="layout" svg:x="9.781cm" svg:y="4.109cm" svg:width="4.378cm" svg:height="4.717cm" svg:viewBox="0.0 0.0 4378.723 4717.023" svg:d="M 21400.332 12937.018 L 22115.225 12937.018 L 23940.758 8219.995 L 23021.609 8219.995 L 21751.396 11807.230 L 20481.183 8219.995 L 19562.034 8219.995 L 21400.332 12937.018 L 21400.332 12937.018 ">
              <!-- 9 nodes -->
            </draw:path>
            <draw:path id="path6278" draw:style-name="style0" draw:layer="layout" svg:x="12.977cm" svg:y="4.109cm" svg:width="4.634cm" svg:height="4.717cm" svg:viewBox="0.0 0.0 4634.042 4717.023" svg:d="M 25955.465 12937.018 L 26919.295 12937.018 L 27442.700 11717.869 L 29121.423 11717.869 L 29625.678 12937.018 L 30589.508 12937.018 L 28610.785 8219.995 L 27921.423 8219.995 L 25955.465 12937.018 L 25955.465 12937.018 M 27761.849 10881.700 L 28266.104 9451.912 L 28770.359 10881.700 L 27761.849 10881.700 L 27761.849 10881.700 ">
              <!-- 15 nodes -->
            </draw:path>
          </draw:g>
          <!-- id="g6270" -->
          <draw:g id="g6280">
            <draw:path id="path6282" draw:style-name="style0" draw:layer="layout" svg:x="2.340cm" svg:y="2.464cm" svg:width="1.501cm" svg:height="1.525cm" svg:viewBox="0.0 0.0 1501.729 1525.400" svg:d="M 5787.229 5941.744 C 5700.439 6075.874 5600.499 6133.735 5455.849 6133.735 C 5213.889 6133.735 5032.419 5944.372 5032.419 5689.264 C 5032.419 5434.153 5205.999 5250.055 5447.959 5250.055 C 5605.759 5250.055 5716.219 5315.803 5787.229 5449.933 L 6181.729 5449.933 C 6131.759 5302.654 6084.419 5226.385 5984.479 5134.333 C 5842.459 5002.834 5650.469 4929.193 5447.959 4929.193 C 5016.640 4929.193 4680.000 5263.204 4680.000 5691.895 C 4680.000 6115.324 5027.160 6454.594 5458.479 6454.594 C 5797.749 6454.594 6060.749 6267.862 6181.729 5941.744 L 5787.229 5941.744 L 5787.229 5941.744 ">
              <!-- 13 nodes -->
            </draw:path>
            <draw:path id="path6284" draw:style-name="style0" draw:layer="layout" svg:x="4.024cm" svg:y="2.464cm" svg:width="1.549cm" svg:height="1.525cm" svg:viewBox="0.0 0.0 1549.069 1525.401" svg:d="M 8820.274 4929.193 C 8396.845 4929.193 8049.685 5273.725 8049.685 5691.895 C 8049.685 6112.693 8396.845 6454.594 8822.904 6454.594 C 9246.334 6454.594 9598.754 6112.693 9598.754 5702.413 C 9598.754 5268.466 9259.484 4929.193 8820.274 4929.193 L 8820.274 4929.193 M 8822.905 5250.055 C 9056.974 5250.055 9246.334 5449.933 9246.334 5691.895 C 9246.334 5936.482 9056.974 6133.735 8825.535 6133.735 C 8588.835 6133.735 8402.105 5936.482 8402.105 5686.633 C 8402.105 5447.305 8594.095 5250.055 8822.905 5250.055 L 8822.905 5250.055 ">
              <!-- 12 nodes -->
            </draw:path>
            <draw:path id="path6286" draw:style-name="style0" draw:layer="layout" svg:x="5.709cm" svg:y="2.012cm" svg:width="1.533cm" svg:height="1.977cm" svg:viewBox="0.0 0.0 1533.288 1977.759" svg:d="M 12952.659 4024.477 L 12602.870 4024.477 L 12602.870 4639.897 C 12500.300 4526.806 12331.979 4458.427 12147.880 4458.427 C 11740.231 4458.427 11419.370 4800.328 11419.370 5236.906 C 11419.370 5668.225 11737.601 6002.236 12150.510 6002.236 C 12347.759 6002.236 12492.410 5936.485 12631.799 5778.685 L 12631.799 5968.045 L 12952.659 5968.045 L 12952.659 4024.477 L 12952.659 4024.477 M 12197.850 4779.286 C 12442.439 4779.286 12629.170 4976.536 12629.170 5231.647 C 12629.170 5484.124 12442.439 5681.377 12205.740 5681.377 C 11961.150 5681.377 11771.790 5478.865 11771.790 5221.126 C 11771.790 4973.905 11958.520 4779.286 12197.850 4779.286 L 12197.850 4779.286 ">
              <!-- 17 nodes -->
            </draw:path>
            <draw:path id="path6288" draw:style-name="style0" draw:layer="layout" svg:x="7.445cm" svg:y="2.464cm" svg:width="1.520cm" svg:height="1.525cm" svg:viewBox="0.0 0.0 1520.138 1525.401" svg:d="M 16398.779 5847.064 C 16409.299 5797.093 16411.929 5765.533 16411.929 5712.934 C 16411.929 5260.576 16093.698 4929.193 15659.749 4929.193 C 15231.060 4929.193 14891.790 5268.466 14891.790 5697.154 C 14891.790 6123.214 15236.320 6454.594 15680.789 6454.594 C 15920.119 6454.594 16106.849 6367.804 16259.389 6191.593 C 16314.619 6123.214 16351.439 6062.725 16375.109 5989.084 L 15993.759 5989.084 C 15904.339 6094.282 15817.549 6133.735 15672.899 6133.735 C 15465.129 6133.735 15312.589 6023.272 15270.510 5847.064 L 16398.779 5847.064 L 16398.779 5847.064 M 15259.989 5539.354 C 15315.219 5352.625 15457.239 5250.055 15665.009 5250.055 C 15880.669 5250.055 16022.689 5352.625 16067.399 5539.354 L 15259.989 5539.354 L 15259.989 5539.354 ">
              <!-- 17 nodes -->
            </draw:path>
            <draw:g id="g6290">
              <draw:path id="path6292" draw:style-name="style0" draw:layer="layout" svg:x="9.513cm" svg:y="2.545cm" svg:width="0.427cm" svg:height="1.365cm" svg:viewBox="0.0 0.0 427.785 1365.140" svg:d="M 19027.008 5091.261 L 19027.008 5519.047 L 19454.793 5519.047 L 19454.793 5091.261 L 19027.008 5091.261 ZM 19027.008 6041.197 L 19027.008 6456.401 L 19454.793 6456.401 L 19454.793 6041.197 L 19027.008 6041.197 Z">
                <!-- 10 nodes -->
              </draw:path>
              <draw:path id="path6294" draw:style-name="style0" draw:layer="layout" svg:x="10.595cm" svg:y="2.545cm" svg:width="0.427cm" svg:height="1.365cm" svg:viewBox="0.0 0.0 427.785 1365.140" svg:d="M 21191.101 5091.261 L 21191.101 5519.047 L 21618.886 5519.047 L 21618.886 5091.261 L 21191.101 5091.261 ZM 21191.101 6041.197 L 21191.101 6456.401 L 21618.886 6456.401 L 21618.886 6041.197 L 21191.101 6041.197 Z">
                <!-- 10 nodes -->
              </draw:path>
            </draw:g>
            <!-- id="g6290" -->
            <draw:path id="path6296" draw:style-name="style0" draw:layer="layout" svg:x="11.517cm" svg:y="2.012cm" svg:width="0.694cm" svg:height="1.943cm" svg:viewBox="0.0 0.0 694.319 1943.568" svg:d="M 23161.588 5968.045 L 23511.378 5968.045 L 23511.378 4829.257 L 23708.628 4829.257 L 23708.628 4537.327 L 23511.378 4537.327 C 23514.009 4405.825 23558.718 4361.116 23695.478 4361.116 L 23729.668 4361.116 L 23729.668 4029.736 C 23687.588 4024.477 23666.548 4024.477 23642.878 4024.477 C 23492.968 4024.477 23366.728 4079.707 23277.308 4187.536 C 23206.298 4271.695 23179.998 4355.857 23161.588 4537.327 L 23035.348 4537.327 L 23035.348 4829.257 L 23161.588 4829.257 L 23161.588 5968.045 L 23161.588 5968.045 ">
              <!-- 17 nodes -->
            </draw:path>
            <draw:path id="path6298" draw:style-name="style0" draw:layer="layout" svg:x="12.304cm" svg:y="2.464cm" svg:width="1.549cm" svg:height="1.525cm" svg:viewBox="0.0 0.0 1549.068 1525.401" svg:d="M 25380.237 4929.193 C 24956.807 4929.193 24609.648 5273.725 24609.648 5691.895 C 24609.648 6112.693 24956.808 6454.594 25382.867 6454.594 C 25806.296 6454.594 26158.716 6112.693 26158.716 5702.413 C 26158.716 5268.466 25819.446 4929.193 25380.237 4929.193 L 25380.237 4929.193 M 25382.868 5250.055 C 25616.938 5250.055 25806.298 5449.933 25806.298 5691.895 C 25806.298 5936.482 25616.938 6133.735 25385.498 6133.735 C 25148.798 6133.735 24962.068 5936.482 24962.068 5686.633 C 24962.068 5447.305 25154.058 5250.055 25382.868 5250.055 L 25382.868 5250.055 ">
              <!-- 12 nodes -->
            </draw:path>
            <draw:path id="path6300" draw:style-name="style0" draw:layer="layout" svg:x="14.052cm" svg:y="2.464cm" svg:width="0.662cm" svg:height="1.491cm" svg:viewBox="0.0 0.0 662.759 1491.210" svg:d="M 28105.573 6420.403 L 28455.363 6420.403 L 28455.363 5610.364 C 28455.363 5384.185 28557.933 5271.094 28768.333 5265.835 L 28768.333 4929.193 L 28742.033 4929.193 C 28592.123 4929.193 28518.483 4971.274 28426.433 5105.404 L 28426.433 4963.384 L 28105.573 4963.384 L 28105.573 6420.403 L 28105.573 6420.403 ">
              <!-- 11 nodes -->
            </draw:path>
          </draw:g>
          <!-- id="g6280" -->
        </draw:g>
        <!-- id="layer1" -->
      </draw:page>
    </office:drawing>
    <!-- ######### CONVERSION FROM SVG ENDS ######## -->
  </office:body>
</office:document-content>
<!--
*************************************************************************
  E N D    O F    F I L E
  Have a nice day  - ishmal
*************************************************************************
-->
</file>

<file path=styles.xml><?xml version="1.0" encoding="utf-8"?>
<!--
*************************************************************************
  file:  styles.xml
  Generated by Inkscape: Thu Oct 16 20:09:48 2014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000000" draw:fill-opacity="100.000%" draw:stroke="none"/>
    </style:style>
  </office:styles>
  <office:automatic-styles>
    <!-- ####### 'Standard' styles ####### --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!--
*************************************************************************
  E N D    O F    F I L E
  Have a nice day  - ishmal
*************************************************************************
-->
</file>

<file path=meta.xml><?xml version="1.0" encoding="utf-8"?>
<!--
*************************************************************************
  file:  meta.xml
  Generated by Inkscape: Thu Oct 16 20:09:48 2014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45</meta:generator>
    <meta:initial-creator>unknown</meta:initial-creator>
    <meta:creation-date/>
    <dc:format>image/svg+xml</dc:format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